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o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r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Baz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Qux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u Cristea</meta:initial-creator>
    <dc:creator>Claudiu Cristea</dc:creator>
    <meta:creation-date>2020-10-07T09:23:40</meta:creation-date>
    <dc:date>2020-10-07T09:24:58</dc:date>
    <meta:generator>LibreOffice/6.0.5.2$MacOSX_X86_64 LibreOffice_project/54c8cbb85f300ac59db32fe8a675ff7683cd5a16</meta:generator>
    <meta:document-statistic meta:table-count="1" meta:cell-count="1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